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D000001A33A5539706793CF96.jpg" manifest:media-type="image/jpeg"/>
  <manifest:file-entry manifest:full-path="Pictures/10000201000007800000043801AD68C754FE3495.png" manifest:media-type="image/png"/>
  <manifest:file-entry manifest:full-path="Pictures/100002010000078000000438F254EFC3F8A0BCBC.png" manifest:media-type="image/png"/>
  <manifest:file-entry manifest:full-path="Pictures/100002010000078000000438EEA52974E2A5B802.png" manifest:media-type="image/png"/>
  <manifest:file-entry manifest:full-path="Pictures/100002010000078000000438212DD046C9197F36.png" manifest:media-type="image/png"/>
  <manifest:file-entry manifest:full-path="Pictures/100002010000078000000438661BEDEC1CD735C9.png" manifest:media-type="image/png"/>
  <manifest:file-entry manifest:full-path="Pictures/10000201000007800000043829E92ED33F69B61A.png" manifest:media-type="image/png"/>
  <manifest:file-entry manifest:full-path="Pictures/1000020100000780000004382BF89A52B45213FB.png" manifest:media-type="image/png"/>
  <manifest:file-entry manifest:full-path="Pictures/10000201000007800000043809F0CB9A96CE5A7F.png" manifest:media-type="image/png"/>
  <manifest:file-entry manifest:full-path="Pictures/10000201000007800000043871E95D30367CF5C0.png" manifest:media-type="image/png"/>
  <manifest:file-entry manifest:full-path="Pictures/1000020100000780000004381FA38DC81F4132CD.png" manifest:media-type="image/png"/>
  <manifest:file-entry manifest:full-path="Pictures/100002010000078000000438A5F77C16EC4D8CC9.png" manifest:media-type="image/png"/>
  <manifest:file-entry manifest:full-path="Pictures/1000020100000780000004387F51050CA3326D2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paragraph" svg:width="17cm" svg:height="8.273cm" draw:z-index="12"><draw:image xlink:href="Pictures/100000000000035D000001A33A5539706793CF96.jpg" xlink:type="simple" xlink:show="embed" xlink:actuate="onLoad" loext:mime-type="image/jpeg"/></draw:frame></text:p>
      <text:p text:style-name="Standard"><draw:frame draw:style-name="fr1" draw:name="Figura2" text:anchor-type="paragraph" svg:width="17cm" svg:height="9.562cm" draw:z-index="0"><draw:image xlink:href="Pictures/100002010000078000000438EEA52974E2A5B802.png" xlink:type="simple" xlink:show="embed" xlink:actuate="onLoad" loext:mime-type="image/png"/></draw:frame></text:p>
      <text:p text:style-name="Standard"><draw:frame draw:style-name="fr2" draw:name="Figura3" text:anchor-type="paragraph" svg:width="17cm" svg:height="9.562cm" draw:z-index="1"><draw:image xlink:href="Pictures/100002010000078000000438661BEDEC1CD735C9.png" xlink:type="simple" xlink:show="embed" xlink:actuate="onLoad" loext:mime-type="image/png"/></draw:frame><text:soft-page-break/></text:p>
      <text:p text:style-name="Standard"><draw:frame draw:style-name="fr2" draw:name="Figura4" text:anchor-type="paragraph" svg:width="17cm" svg:height="9.562cm" draw:z-index="2"><draw:image xlink:href="Pictures/10000201000007800000043829E92ED33F69B61A.png" xlink:type="simple" xlink:show="embed" xlink:actuate="onLoad" loext:mime-type="image/png"/></draw:frame></text:p>
      <text:p text:style-name="Standard"><draw:frame draw:style-name="fr2" draw:name="Figura5" text:anchor-type="paragraph" svg:width="17cm" svg:height="9.562cm" draw:z-index="3"><draw:image xlink:href="Pictures/100002010000078000000438212DD046C9197F36.png" xlink:type="simple" xlink:show="embed" xlink:actuate="onLoad" loext:mime-type="image/png"/></draw:frame><text:soft-page-break/></text:p>
      <text:p text:style-name="Standard"><draw:frame draw:style-name="fr2" draw:name="Figura6" text:anchor-type="paragraph" svg:width="17cm" svg:height="9.562cm" draw:z-index="4"><draw:image xlink:href="Pictures/1000020100000780000004382BF89A52B45213FB.png" xlink:type="simple" xlink:show="embed" xlink:actuate="onLoad" loext:mime-type="image/png"/></draw:frame></text:p>
      <text:p text:style-name="Standard"><draw:frame draw:style-name="fr2" draw:name="Figura7" text:anchor-type="paragraph" svg:width="17cm" svg:height="9.562cm" draw:z-index="5"><draw:image xlink:href="Pictures/10000201000007800000043809F0CB9A96CE5A7F.png" xlink:type="simple" xlink:show="embed" xlink:actuate="onLoad" loext:mime-type="image/png"/></draw:frame><text:soft-page-break/></text:p>
      <text:p text:style-name="Standard"><draw:frame draw:style-name="fr2" draw:name="Figura8" text:anchor-type="paragraph" svg:width="17cm" svg:height="9.562cm" draw:z-index="6"><draw:image xlink:href="Pictures/10000201000007800000043801AD68C754FE3495.png" xlink:type="simple" xlink:show="embed" xlink:actuate="onLoad" loext:mime-type="image/png"/></draw:frame></text:p>
      <text:p text:style-name="Standard"/>
      <text:p text:style-name="Standard"><draw:frame draw:style-name="fr2" draw:name="Figura9" text:anchor-type="paragraph" svg:width="17cm" svg:height="9.562cm" draw:z-index="7"><draw:image xlink:href="Pictures/100002010000078000000438F254EFC3F8A0BCBC.png" xlink:type="simple" xlink:show="embed" xlink:actuate="onLoad" loext:mime-type="image/png"/></draw:frame><draw:frame draw:style-name="fr1" draw:name="Figura10" text:anchor-type="paragraph" svg:width="17cm" svg:height="9.562cm" draw:z-index="8"><draw:image xlink:href="Pictures/10000201000007800000043871E95D30367CF5C0.png" xlink:type="simple" xlink:show="embed" xlink:actuate="onLoad" loext:mime-type="image/png"/></draw:frame><text:soft-page-break/></text:p>
      <text:p text:style-name="Standard"><draw:frame draw:style-name="fr2" draw:name="Figura11" text:anchor-type="paragraph" svg:width="17cm" svg:height="9.562cm" draw:z-index="9"><draw:image xlink:href="Pictures/1000020100000780000004381FA38DC81F4132CD.png" xlink:type="simple" xlink:show="embed" xlink:actuate="onLoad" loext:mime-type="image/png"/></draw:frame></text:p>
      <text:p text:style-name="Standard"><draw:frame draw:style-name="fr2" draw:name="Figura12" text:anchor-type="paragraph" svg:width="17cm" svg:height="9.562cm" draw:z-index="10"><draw:image xlink:href="Pictures/100002010000078000000438A5F77C16EC4D8CC9.png" xlink:type="simple" xlink:show="embed" xlink:actuate="onLoad" loext:mime-type="image/png"/></draw:frame><text:soft-page-break/></text:p>
      <text:p text:style-name="Standard"><draw:frame draw:style-name="fr2" draw:name="Figura13" text:anchor-type="paragraph" svg:width="17cm" svg:height="9.562cm" draw:z-index="11"><draw:image xlink:href="Pictures/1000020100000780000004387F51050CA3326D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3:48:56.830000000</meta:creation-date>
    <dc:date>2019-05-12T20:33:10.530000000</dc:date>
    <meta:editing-duration>PT8M15S</meta:editing-duration>
    <meta:editing-cycles>2</meta:editing-cycles>
    <meta:generator>LibreOffice/6.2.2.2$Windows_X86_64 LibreOffice_project/2b840030fec2aae0fd2658d8d4f9548af4e3518d</meta:generator>
    <meta:document-statistic meta:table-count="0" meta:image-count="13" meta:object-count="0" meta:page-count="6" meta:paragraph-count="0" meta:word-count="0" meta:character-count="0" meta:non-whitespace-character-count="0"/>
  </office:meta>
</office:document-meta>
</file>